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float" office:value="1657.0153375585" calcext:value-type="float">
            <text:p>1657.0153375585</text:p>
          </table:table-cell>
          <table:table-cell office:value-type="float" office:value="1624.5372867048" calcext:value-type="float">
            <text:p>1624.5372867048</text:p>
          </table:table-cell>
          <table:table-cell office:value-type="float" office:value="1585.2229874753" calcext:value-type="float">
            <text:p>1585.2229874753</text:p>
          </table:table-cell>
          <table:table-cell office:value-type="float" office:value="1674.1952841102" calcext:value-type="float">
            <text:p>1674.1952841102</text:p>
          </table:table-cell>
          <table:table-cell office:value-type="float" office:value="1674.9550858404" calcext:value-type="float">
            <text:p>1674.9550858404</text:p>
          </table:table-cell>
          <table:table-cell office:value-type="float" office:value="1695.7598431891" calcext:value-type="float">
            <text:p>1695.7598431891</text:p>
          </table:table-cell>
          <table:table-cell office:value-type="float" office:value="1655.8230532861" calcext:value-type="float">
            <text:p>1655.8230532861</text:p>
          </table:table-cell>
          <table:table-cell office:value-type="float" office:value="1672.3271411566" calcext:value-type="float">
            <text:p>1672.3271411566</text:p>
          </table:table-cell>
          <table:table-cell office:value-type="float" office:value="1650.6057347519" calcext:value-type="float">
            <text:p>1650.6057347519</text:p>
          </table:table-cell>
          <table:table-cell office:value-type="float" office:value="1738.6562138054" calcext:value-type="float">
            <text:p>1738.6562138054</text:p>
          </table:table-cell>
          <table:table-cell office:value-type="float" office:value="1710.3780298543" calcext:value-type="float">
            <text:p>1710.3780298543</text:p>
          </table:table-cell>
          <table:table-cell office:value-type="float" office:value="1683.4180215361" calcext:value-type="float">
            <text:p>1683.4180215361</text:p>
          </table:table-cell>
          <table:table-cell/>
        </table:table-row>
        <table:table-row table:style-name="ro1">
          <table:table-cell office:value-type="float" office:value="1635.04249869689" calcext:value-type="float">
            <text:p>1635.04249869689</text:p>
          </table:table-cell>
          <table:table-cell office:value-type="float" office:value="1622.00754696843" calcext:value-type="float">
            <text:p>1622.00754696843</text:p>
          </table:table-cell>
          <table:table-cell office:value-type="float" office:value="1678.59689035409" calcext:value-type="float">
            <text:p>1678.59689035409</text:p>
          </table:table-cell>
          <table:table-cell office:value-type="float" office:value="1678.85064183841" calcext:value-type="float">
            <text:p>1678.85064183841</text:p>
          </table:table-cell>
          <table:table-cell office:value-type="float" office:value="1728.42534580648" calcext:value-type="float">
            <text:p>1728.42534580648</text:p>
          </table:table-cell>
          <table:table-cell office:value-type="float" office:value="1691.03561274269" calcext:value-type="float">
            <text:p>1691.03561274269</text:p>
          </table:table-cell>
          <table:table-cell office:value-type="float" office:value="1715.58888351572" calcext:value-type="float">
            <text:p>1715.58888351572</text:p>
          </table:table-cell>
          <table:table-cell office:value-type="float" office:value="1690.29312871654" calcext:value-type="float">
            <text:p>1690.29312871654</text:p>
          </table:table-cell>
          <table:table-cell office:value-type="float" office:value="1691.80585103302" calcext:value-type="float">
            <text:p>1691.80585103302</text:p>
          </table:table-cell>
          <table:table-cell office:value-type="float" office:value="1710.86294775271" calcext:value-type="float">
            <text:p>1710.86294775271</text:p>
          </table:table-cell>
          <table:table-cell office:value-type="float" office:value="1741.19760465429" calcext:value-type="float">
            <text:p>1741.19760465429</text:p>
          </table:table-cell>
          <table:table-cell office:value-type="float" office:value="1781.70967577348" calcext:value-type="float">
            <text:p>1781.70967577348</text:p>
          </table:table-cell>
          <table:table-cell/>
        </table:table-row>
        <table:table-row table:style-name="ro1">
          <table:table-cell table:formula="of:=2*ABS([.A1]-[.A2])/(ABS([.A1])+ABS([.A2]))" office:value-type="float" office:value="0.0133489992913389" calcext:value-type="float">
            <text:p>0.013348999291339</text:p>
          </table:table-cell>
          <table:table-cell table:formula="of:=2*ABS([.B1]-[.B2])/(ABS([.B1])+ABS([.B2]))" office:value-type="float" office:value="0.0015584197144801" calcext:value-type="float">
            <text:p>0.00155841971448</text:p>
          </table:table-cell>
          <table:table-cell table:formula="of:=2*ABS([.C1]-[.C2])/(ABS([.C1])+ABS([.C2]))" office:value-type="float" office:value="0.0572175587954863" calcext:value-type="float">
            <text:p>0.057217558795486</text:p>
          </table:table-cell>
          <table:table-cell table:formula="of:=2*ABS([.D1]-[.D2])/(ABS([.D1])+ABS([.D2]))" office:value-type="float" office:value="0.00277679329840551" calcext:value-type="float">
            <text:p>0.002776793298406</text:p>
          </table:table-cell>
          <table:table-cell table:formula="of:=2*ABS([.E1]-[.E2])/(ABS([.E1])+ABS([.E2]))" office:value-type="float" office:value="0.0314218530898739" calcext:value-type="float">
            <text:p>0.031421853089874</text:p>
          </table:table-cell>
          <table:table-cell table:formula="of:=2*ABS([.F1]-[.F2])/(ABS([.F1])+ABS([.F2]))" office:value-type="float" office:value="0.00278979377873889" calcext:value-type="float">
            <text:p>0.002789793778739</text:p>
          </table:table-cell>
          <table:table-cell table:formula="of:=2*ABS([.G1]-[.G2])/(ABS([.G1])+ABS([.G2]))" office:value-type="float" office:value="0.0354544810008087" calcext:value-type="float">
            <text:p>0.035454481000809</text:p>
          </table:table-cell>
          <table:table-cell table:formula="of:=2*ABS([.H1]-[.H2])/(ABS([.H1])+ABS([.H2]))" office:value-type="float" office:value="0.0106857070486985" calcext:value-type="float">
            <text:p>0.010685707048699</text:p>
          </table:table-cell>
          <table:table-cell table:formula="of:=2*ABS([.I1]-[.I2])/(ABS([.I1])+ABS([.I2]))" office:value-type="float" office:value="0.0246529281171366" calcext:value-type="float">
            <text:p>0.024652928117137</text:p>
          </table:table-cell>
          <table:table-cell table:formula="of:=2*ABS([.J1]-[.J2])/(ABS([.J1])+ABS([.J2]))" office:value-type="float" office:value="0.0161142841949811" calcext:value-type="float">
            <text:p>0.016114284194981</text:p>
          </table:table-cell>
          <table:table-cell table:formula="of:=2*ABS([.K1]-[.K2])/(ABS([.K1])+ABS([.K2]))" office:value-type="float" office:value="0.017858264203663" calcext:value-type="float">
            <text:p>0.017858264203663</text:p>
          </table:table-cell>
          <table:table-cell table:formula="of:=2*ABS([.L1]-[.L2])/(ABS([.L1])+ABS([.L2]))" office:value-type="float" office:value="0.0567319087915267" calcext:value-type="float">
            <text:p>0.056731908791527</text:p>
          </table:table-cell>
          <table:table-cell table:formula="of:=SUM([.A3:.L3])/12" office:value-type="float" office:value="0.0225509159437615" calcext:value-type="float">
            <text:p>0.0225509159437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3:29:00.821995232</meta:creation-date>
    <dc:date>2019-06-14T16:30:03.717988128</dc:date>
    <meta:editing-duration>PT42S</meta:editing-duration>
    <meta:editing-cycles>1</meta:editing-cycles>
    <meta:document-statistic meta:table-count="1" meta:cell-count="37" meta:object-count="0"/>
    <meta:generator>LibreOffice/6.1.3.2$Linux_X86_64 LibreOffice_project/10$Build-2</meta:generator>
  </office:meta>
</office:document-meta>
</file>